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634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956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office:value-type="string">
            <text:p>Phone</text:p>
          </table:table-cell>
          <table:table-cell office:value-type="string">
            <text:p>LCD</text:p>
          </table:table-cell>
          <table:table-cell office:value-type="string">
            <text:p>Back Glass</text:p>
          </table:table-cell>
          <table:table-cell office:value-type="string">
            <text:p>Battery</text:p>
          </table:table-cell>
          <table:table-cell office:value-type="string">
            <text:p>Charger</text:p>
          </table:table-cell>
          <table:table-cell office:value-type="string">
            <text:p>Front Camera</text:p>
          </table:table-cell>
          <table:table-cell office:value-type="string">
            <text:p>Ear Speaker</text:p>
          </table:table-cell>
        </table:table-row>
        <table:table-row table:style-name="ro2">
          <table:table-cell office:value-type="string">
            <text:p>iPhone 14 / Plus</text:p>
          </table:table-cell>
          <table:table-cell table:style-name="ce1" office:value-type="currency" office:currency="USD" office:value="195">
            <text:p>$195.00</text:p>
          </table:table-cell>
          <table:table-cell table:style-name="ce3" office:value-type="currency" office:currency="USD" office:value="150">
            <text:p>$150.00</text:p>
          </table:table-cell>
          <table:table-cell table:number-columns-repeated="3" table:style-name="ce3" office:value-type="string">
            <text:p>N/A</text:p>
          </table:table-cell>
          <table:table-cell table:style-name="ce3" office:value-type="string">
            <text:p>N/a</text:p>
          </table:table-cell>
        </table:table-row>
        <table:table-row table:style-name="ro2">
          <table:table-cell office:value-type="string">
            <text:p>iPhone 13 Pro / 13 Pro Max</text:p>
          </table:table-cell>
          <table:table-cell table:style-name="ce1" office:value-type="currency" office:currency="USD" office:value="250">
            <text:p>$250.00</text:p>
          </table:table-cell>
          <table:table-cell table:style-name="ce3" office:value-type="string">
            <text:p>N/A</text:p>
          </table:table-cell>
          <table:table-cell table:number-columns-repeated="3" table:style-name="ce3" office:value-type="currency" office:currency="USD" office:value="120">
            <text:p>$120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3 / Mini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2" table:style-name="ce3" office:value-type="currency" office:currency="USD" office:value="115">
            <text:p>$115.00</text:p>
          </table:table-cell>
          <table:table-cell table:number-columns-repeated="2"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2 Pro Max</text:p>
          </table:table-cell>
          <table:table-cell table:style-name="ce1" office:value-type="currency" office:currency="USD" office:value="150">
            <text:p>$150.00</text:p>
          </table:table-cell>
          <table:table-cell table:style-name="ce3" office:value-type="currency" office:currency="USD" office:value="140">
            <text:p>$140.00</text:p>
          </table:table-cell>
          <table:table-cell table:number-columns-repeated="2" table:style-name="ce3" office:value-type="currency" office:currency="USD" office:value="120">
            <text:p>$120.00</text:p>
          </table:table-cell>
          <table:table-cell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2 / Mini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3"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1 Pro / 11 Pro Max 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00">
            <text:p>$100.00</text:p>
          </table:table-cell>
          <table:table-cell table:style-name="ce3" office:value-type="currency" office:currency="USD" office:value="115">
            <text:p>$115.00</text:p>
          </table:table-cell>
          <table:table-cell table:style-name="ce3" office:value-type="currency" office:currency="USD" office:value="105">
            <text:p>$105.00</text:p>
          </table:table-cell>
          <table:table-cell table:number-columns-repeated="2"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XS Max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2">
          <table:table-cell office:value-type="string">
            <text:p>iPhone XS / XR / X / iPhone 11</text:p>
          </table:table-cell>
          <table:table-cell table:style-name="ce1" office:value-type="currency" office:currency="USD" office:value="100">
            <text:p>$100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2">
          <table:table-cell office:value-type="string">
            <text:p>iPhone 6 – 8 / Plus</text:p>
          </table:table-cell>
          <table:table-cell table:style-name="ce1" office:value-type="currency" office:currency="USD" office:value="75">
            <text:p>$75.00</text:p>
          </table:table-cell>
          <table:table-cell table:style-name="ce3" office:value-type="currency" office:currency="USD" office:value="80">
            <text:p>$80.00</text:p>
          </table:table-cell>
          <table:table-cell table:style-name="ce3" office:value-type="currency" office:currency="USD" office:value="65">
            <text:p>$65.00</text:p>
          </table:table-cell>
          <table:table-cell table:number-columns-repeated="2" table:style-name="ce3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2" table:number-rows-repeated="4">
          <table:table-cell/>
          <table:table-cell table:style-name="ce1"/>
          <table:table-cell table:style-name="ce3" table:number-columns-repeated="5"/>
        </table:table-row>
        <table:table-row table:style-name="ro2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9">02/19/2024</text:date>, <text:time>12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Dodson</meta:initial-creator>
    <meta:creation-date>2022-08-03T15:55:59</meta:creation-date>
    <dc:date>2024-02-19T12:34:00</dc:date>
    <meta:editing-duration>PT20M50S</meta:editing-duration>
    <meta:editing-cycles>7</meta:editing-cycles>
    <meta:generator>OpenOffice/4.1.14$Unix OpenOffice.org_project/4114m1$Build-9811</meta:generator>
    <meta:document-statistic meta:table-count="3" meta:cell-count="70" meta:object-count="0"/>
  </office:meta>
</office:document-meta>
</file>